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コア</text:p>
            <text:p text:style-name="P1"/>
            <text:p text:style-name="P1">先週やったこと : パイプライン化したコアの実装</text:p>
            <text:p text:style-name="P1"><text:s/>- レジスタフォワーディング</text:p>
            <text:p text:style-name="P1"><text:s/>- レジスタの値にジャンプするときは1ストール</text:p>
            <text:p text:style-name="P1"><text:s/>- I/O禁止時はnストール</text:p>
            <text:p text:style-name="P1"><text:s/>- 先行命令が3clkのfloat演算/ロード/ストアで、 データハザードが解消できないときは1or2ストール</text:p>
            <text:p text:style-name="P1"><text:s/>- branchでは直後の1命令を投機的実行(常に分岐不成立と予測)</text:p>
            <text:p text:style-name="P1"/>
            <text:p text:style-name="P1">今週やること : アセンブラができ次第、パイプライン化したコアのテスト</text:p>
            <text:p text:style-name="P1"><text:s/>- 逐次実行のコアは日の目をみない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2-10T16:49:45</meta:creation-date>
    <meta:editing-duration>PT5M39S</meta:editing-duration>
    <meta:editing-cycles>2</meta:editing-cycles>
    <dc:date>2012-12-10T16:55:18</dc:date>
    <dc:creator>Koko MUROYA</dc:creator>
    <meta:document-statistic meta:object-count="24"/>
    <meta:generator>LibreOffice/3.3$Unix LibreOffice_project/330m19$Build-401</meta:generator>
  </office:meta>
</office:document-meta>
</file>